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25-01-14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24-01-1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23-01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22-01-0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20-12-30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9-12-24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9-01-16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8-01-0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7-01-05 21:5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6-01-05 16:2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5-01-05 17:3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4-01-13 16:4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3-01-03 14:57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1-01-14 17:4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10-01-11 20:2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09-01-22 17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32098275201</text:p>
          </table:table-cell>
          <table:table-cell office:value-type="string" calcext:value-type="string">
            <text:p>2008-01-18 21:2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